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4" style:family="table">
      <style:table-properties style:width="6.205cm" table:align="left"/>
    </style:style>
    <style:style style:name="Tableau4.A" style:family="table-column">
      <style:table-column-properties style:column-width="6.205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2" style:family="table">
      <style:table-properties style:width="5.711cm" table:align="left"/>
    </style:style>
    <style:style style:name="Tableau2.A" style:family="table-column">
      <style:table-column-properties style:column-width="5.711cm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5.8cm" table:align="left"/>
    </style:style>
    <style:style style:name="Tableau3.A" style:family="table-column">
      <style:table-column-properties style:column-width="5.8cm"/>
    </style:style>
    <style:style style:name="Tableau3.A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5.796cm" table:align="left"/>
    </style:style>
    <style:style style:name="Tableau6.A" style:family="table-column">
      <style:table-column-properties style:column-width="5.796cm"/>
    </style:style>
    <style:style style:name="Tableau6.A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5.8cm" table:align="left"/>
    </style:style>
    <style:style style:name="Tableau7.A" style:family="table-column">
      <style:table-column-properties style:column-width="5.8cm"/>
    </style:style>
    <style:style style:name="Tableau7.A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0f9dc"/>
    </style:style>
    <style:style style:name="P2" style:family="paragraph" style:parent-style-name="Standard">
      <style:text-properties officeooo:rsid="0000f9dc" officeooo:paragraph-rsid="0000f9dc"/>
    </style:style>
    <style:style style:name="P3" style:family="paragraph" style:parent-style-name="Standard">
      <style:text-properties officeooo:rsid="000655ce" officeooo:paragraph-rsid="000655ce"/>
    </style:style>
    <style:style style:name="P4" style:family="paragraph" style:parent-style-name="Standard">
      <style:text-properties officeooo:rsid="0006e091" officeooo:paragraph-rsid="000655ce"/>
    </style:style>
    <style:style style:name="P5" style:family="paragraph" style:parent-style-name="Standard">
      <style:text-properties officeooo:rsid="0006e091" officeooo:paragraph-rsid="0006e091"/>
    </style:style>
    <style:style style:name="P6" style:family="paragraph" style:parent-style-name="Table_20_Contents">
      <style:text-properties officeooo:rsid="0006e091" officeooo:paragraph-rsid="0006e091"/>
    </style:style>
    <style:style style:name="P7" style:family="paragraph" style:parent-style-name="Standard">
      <style:text-properties fo:font-size="14pt" fo:font-weight="bold" officeooo:paragraph-rsid="0000f9dc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00f9dc" officeooo:paragraph-rsid="0000f9dc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0655ce" officeooo:paragraph-rsid="000655ce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06e091" officeooo:paragraph-rsid="0006e091" style:font-size-asian="14pt" style:font-weight-asian="bold" style:font-size-complex="14pt" style:font-weight-complex="bold"/>
    </style:style>
    <style:style style:name="P11" style:family="paragraph" style:parent-style-name="Table_20_Contents">
      <style:text-properties officeooo:rsid="0000f9dc" officeooo:paragraph-rsid="0007ab1a"/>
    </style:style>
    <style:style style:name="P12" style:family="paragraph" style:parent-style-name="Table_20_Contents">
      <style:text-properties officeooo:rsid="0000f9dc" officeooo:paragraph-rsid="00090e9c"/>
    </style:style>
    <style:style style:name="P13" style:family="paragraph" style:parent-style-name="Table_20_Contents">
      <style:text-properties officeooo:rsid="000655ce" officeooo:paragraph-rsid="0007ab1a"/>
    </style:style>
    <style:style style:name="P14" style:family="paragraph" style:parent-style-name="Table_20_Contents">
      <style:text-properties officeooo:rsid="000655ce" officeooo:paragraph-rsid="00090e9c"/>
    </style:style>
    <style:style style:name="P15" style:family="paragraph" style:parent-style-name="Table_20_Contents">
      <style:text-properties officeooo:rsid="0006e091" officeooo:paragraph-rsid="0007ab1a"/>
    </style:style>
    <style:style style:name="P16" style:family="paragraph" style:parent-style-name="Table_20_Contents">
      <style:text-properties officeooo:rsid="0006e091" officeooo:paragraph-rsid="00090e9c"/>
    </style:style>
    <style:style style:name="P17" style:family="paragraph" style:parent-style-name="Table_20_Contents">
      <style:text-properties officeooo:rsid="0007ab1a" officeooo:paragraph-rsid="00090e9c"/>
    </style:style>
    <style:style style:name="T1" style:family="text">
      <style:text-properties officeooo:rsid="0000f9dc"/>
    </style:style>
    <style:style style:name="T2" style:family="text">
      <style:text-properties officeooo:rsid="000655ce"/>
    </style:style>
    <style:style style:name="T3" style:family="text">
      <style:text-properties officeooo:rsid="0007ab1a"/>
    </style:style>
    <style:style style:name="T4" style:family="text">
      <style:text-properties officeooo:rsid="0008fe2f"/>
    </style:style>
    <style:style style:name="T5" style:family="text">
      <style:text-properties officeooo:rsid="00090e9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655ce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/><text:span text:style-name="T1">Image <text:s text:c="42"/></text:span></text:p>
      <table:table table:name="Tableau4" table:style-name="Tableau4">
        <table:table-column table:style-name="Tableau4.A"/>
        <table:table-row table:style-name="TableLine1439605809104">
          <table:table-cell table:style-name="Tableau4.A1" office:value-type="string">
            <text:p text:style-name="P17"><text:span text:style-name="T6">Id </text:span><text:s text:c="9"/>int <text:s text:c="11"/><text:span text:style-name="T4">[not null]</text:span> <text:s/><text:span text:style-name="T4">[PK]</text:span></text:p>
          </table:table-cell>
        </table:table-row>
        <table:table-row table:style-name="TableLine1439605809104">
          <table:table-cell table:style-name="Tableau4.A2" office:value-type="string">
            <text:p text:style-name="P12"><text:span text:style-name="T6">Image_name</text:span> <text:span text:style-name="T3">varchar <text:s text:c="3"/></text:span><text:span text:style-name="T4">[not null]</text:span></text:p>
          </table:table-cell>
        </table:table-row>
        <table:table-row table:style-name="TableLine1439605808832">
          <table:table-cell table:style-name="Tableau4.A2" office:value-type="string">
            <text:p text:style-name="P12"><text:span text:style-name="T6">Image_size</text:span> <text:s text:c="13"/><text:span text:style-name="T3">int <text:s/></text:span><text:span text:style-name="T4">[not null]</text:span></text:p>
          </table:table-cell>
        </table:table-row>
        <table:table-row table:style-name="TableLine1439605827056">
          <table:table-cell table:style-name="Tableau4.A2" office:value-type="string">
            <text:p text:style-name="P11"><text:span text:style-name="T6">Image_alt</text:span> <text:s text:c="12"/><text:span text:style-name="T3">varchar</text:span></text:p>
          </table:table-cell>
        </table:table-row>
        <table:table-row table:style-name="TableLine1439605821888">
          <table:table-cell table:style-name="Tableau4.A2" office:value-type="string">
            <text:p text:style-name="P11"><text:span text:style-name="T6">Image_</text:span><text:span text:style-name="T7">category</text:span><text:span text:style-name="T2"> <text:s text:c="2"/></text:span><text:span text:style-name="T3">varchar</text:span></text:p>
          </table:table-cell>
        </table:table-row>
        <table:table-row table:style-name="TableLine1439605814000">
          <table:table-cell table:style-name="Tableau4.A2" office:value-type="string">
            <text:p text:style-name="P11"><text:span text:style-name="T6">Image_area</text:span> <text:s text:c="8"/><text:span text:style-name="T3">varchar</text:span></text:p>
          </table:table-cell>
        </table:table-row>
        <table:table-row table:style-name="TableLine1439605815360">
          <table:table-cell table:style-name="Tableau4.A2" office:value-type="string">
            <text:p text:style-name="P14"><text:span text:style-name="T6">Updated_at</text:span> <text:s/><text:span text:style-name="T3">datetime <text:s/></text:span><text:span text:style-name="T4">[not null]</text:span></text:p>
          </table:table-cell>
        </table:table-row>
      </table:table>
      <text:p text:style-name="Table_20_Contents"/>
      <text:p text:style-name="P8">A<text:span text:style-name="T2">dmin</text:span></text:p>
      <table:table table:name="Tableau2" table:style-name="Tableau2">
        <table:table-column table:style-name="Tableau2.A"/>
        <table:table-row table:style-name="TableLine1439605808560">
          <table:table-cell table:style-name="Tableau2.A1" office:value-type="string">
            <text:p text:style-name="P12"><text:span text:style-name="T6">Id</text:span> <text:s text:c="3"/><text:span text:style-name="T3"><text:s text:c="3"/></text:span><text:s/><text:span text:style-name="T3">int <text:s text:c="8"/></text:span><text:span text:style-name="T4">[not null] <text:s text:c="2"/>[PK]</text:span></text:p>
          </table:table-cell>
        </table:table-row>
        <table:table-row table:style-name="TableLine1439605823792">
          <table:table-cell table:style-name="Tableau2.A2" office:value-type="string">
            <text:p text:style-name="P14"><text:span text:style-name="T6">Username </text:span><text:s text:c="2"/><text:span text:style-name="T3">varchar <text:s/></text:span><text:span text:style-name="T4">[not null]</text:span></text:p>
          </table:table-cell>
        </table:table-row>
        <table:table-row table:style-name="TableLine1439605812368">
          <table:table-cell table:style-name="Tableau2.A2" office:value-type="string">
            <text:p text:style-name="P14"><text:span text:style-name="T6">Password</text:span> <text:s text:c="3"/><text:span text:style-name="T3">varchar <text:s/></text:span><text:span text:style-name="T4">[not null]</text:span></text:p>
          </table:table-cell>
        </table:table-row>
        <table:table-row table:style-name="TableLine1439605825152">
          <table:table-cell table:style-name="Tableau2.A2" office:value-type="string">
            <text:p text:style-name="P14"><text:span text:style-name="T6">Roles </text:span><text:s text:c="9"/><text:span text:style-name="T3">longtext <text:s/></text:span><text:span text:style-name="T4">[not null]</text:span></text:p>
          </table:table-cell>
        </table:table-row>
      </table:table>
      <text:p text:style-name="P2"/>
      <text:p text:style-name="P8">Service</text:p>
      <table:table table:name="Tableau3" table:style-name="Tableau3">
        <table:table-column table:style-name="Tableau3.A"/>
        <table:table-row table:style-name="TableLine1439605824336">
          <table:table-cell table:style-name="Tableau3.A1" office:value-type="string">
            <text:p text:style-name="P12"><text:span text:style-name="T6">Id <text:s text:c="2"/></text:span><text:s text:c="7"/><text:span text:style-name="T3">int <text:s text:c="8"/></text:span><text:span text:style-name="T4">[not null]</text:span><text:span text:style-name="T3"> </text:span><text:s/><text:span text:style-name="T4">[PK]</text:span></text:p>
          </table:table-cell>
        </table:table-row>
        <table:table-row table:style-name="TableLine1439605824336">
          <table:table-cell table:style-name="Tableau3.A2" office:value-type="string">
            <text:p text:style-name="P11"><text:span text:style-name="T6">Title</text:span> <text:s text:c="4"/><text:span text:style-name="T3">varchar</text:span></text:p>
          </table:table-cell>
        </table:table-row>
        <table:table-row table:style-name="TableLine1439605825424">
          <table:table-cell table:style-name="Tableau3.A2" office:value-type="string">
            <text:p text:style-name="P14"><text:span text:style-name="T6">Text</text:span> <text:s text:c="4"/><text:span text:style-name="T3">varchar <text:s text:c="4"/></text:span><text:span text:style-name="T4">[not null]</text:span></text:p>
          </table:table-cell>
        </table:table-row>
        <table:table-row table:style-name="TableLine1439605827600">
          <table:table-cell table:style-name="Tableau3.A2" office:value-type="string">
            <text:p text:style-name="P12"><text:span text:style-name="T6">Price</text:span> <text:s text:c="3"/><text:span text:style-name="T3">varchar <text:s text:c="4"/></text:span><text:span text:style-name="T4">[not null]</text:span></text:p>
          </table:table-cell>
        </table:table-row>
        <table:table-row table:style-name="TableLine1439605812640">
          <table:table-cell table:style-name="Tableau3.A2" office:value-type="string">
            <text:p text:style-name="P12"><text:span text:style-name="T6">Type <text:s/></text:span><text:s text:c="2"/><text:span text:style-name="T3">varchar <text:s text:c="4"/></text:span><text:span text:style-name="T4">[not null]</text:span></text:p>
          </table:table-cell>
        </table:table-row>
      </table:table>
      <text:p text:style-name="P2"/>
      <text:p text:style-name="P2"/>
      <text:p text:style-name="P9">Opening_hours</text:p>
      <table:table table:name="Tableau6" table:style-name="Tableau6">
        <table:table-column table:style-name="Tableau6.A"/>
        <table:table-row table:style-name="TableLine1439605824608">
          <table:table-cell table:style-name="Tableau6.A1" office:value-type="string">
            <text:p text:style-name="P14"><text:span text:style-name="T6">Id</text:span> <text:s text:c="3"/><text:span text:style-name="T3">int <text:s text:c="12"/></text:span><text:span text:style-name="T4">[not null]</text:span><text:span text:style-name="T3"> </text:span><text:s/><text:span text:style-name="T4">[PK]</text:span></text:p>
          </table:table-cell>
        </table:table-row>
        <table:table-row table:style-name="TableLine1439605828416">
          <table:table-cell table:style-name="Tableau6.A2" office:value-type="string">
            <text:p text:style-name="P13"><text:span text:style-name="T6">Day</text:span><text:span text:style-name="T3"> <text:s text:c="18"/>varchar</text:span></text:p>
          </table:table-cell>
        </table:table-row>
        <table:table-row table:style-name="TableLine1439605826784">
          <table:table-cell table:style-name="Tableau6.A2" office:value-type="string">
            <text:p text:style-name="P13"><text:span text:style-name="T6">Open</text:span> <text:s text:c="16"/><text:span text:style-name="T3">varchar</text:span></text:p>
          </table:table-cell>
        </table:table-row>
        <table:table-row table:style-name="TableLine1439605825968">
          <table:table-cell table:style-name="Tableau6.A2" office:value-type="string">
            <text:p text:style-name="P13"><text:span text:style-name="T6">Close</text:span> <text:s text:c="16"/><text:span text:style-name="T3">varchar</text:span></text:p>
          </table:table-cell>
        </table:table-row>
      </table:table>
      <text:p text:style-name="P4"/>
      <text:p text:style-name="P5"/>
      <text:p text:style-name="P10">Information</text:p>
      <table:table table:name="Tableau7" table:style-name="Tableau7">
        <table:table-column table:style-name="Tableau7.A"/>
        <table:table-row table:style-name="TableLine1439605813184">
          <table:table-cell table:style-name="Tableau7.A1" office:value-type="string">
            <text:p text:style-name="P16"><text:span text:style-name="T6">Id </text:span><text:s text:c="11"/><text:span text:style-name="T3">int</text:span> <text:s/><text:span text:style-name="T3"><text:s text:c="4"/></text:span><text:span text:style-name="T4">[not null</text:span><text:span text:style-name="T5">]</text:span> <text:s text:c="2"/><text:span text:style-name="T4">[PK]</text:span></text:p>
          </table:table-cell>
        </table:table-row>
        <table:table-row table:style-name="TableLine1439605813456">
          <table:table-cell table:style-name="Tableau7.A2" office:value-type="string">
            <text:p text:style-name="P15"><text:span text:style-name="T6">Name</text:span> <text:s text:c="17"/><text:span text:style-name="T3">varchar</text:span></text:p>
          </table:table-cell>
        </table:table-row>
        <table:table-row table:style-name="TableLine1439605826512">
          <table:table-cell table:style-name="Tableau7.A2" office:value-type="string">
            <text:p text:style-name="P15"><text:span text:style-name="T6">Adress </text:span><text:s text:c="15"/><text:span text:style-name="T3">varchar</text:span></text:p>
          </table:table-cell>
        </table:table-row>
        <table:table-row table:style-name="TableLine1439605812096">
          <table:table-cell table:style-name="Tableau7.A2" office:value-type="string">
            <text:p text:style-name="P6"><text:span text:style-name="T6">Postal_code</text:span> <text:s text:c="11"/><text:span text:style-name="T3">int</text:span></text:p>
          </table:table-cell>
        </table:table-row>
        <table:table-row table:style-name="TableLine1439605818080">
          <table:table-cell table:style-name="Tableau7.A2" office:value-type="string">
            <text:p text:style-name="P15"><text:span text:style-name="T6">City </text:span><text:s text:c="20"/><text:span text:style-name="T3">varchar</text:span></text:p>
          </table:table-cell>
        </table:table-row>
        <table:table-row table:style-name="TableLine1439605827872">
          <table:table-cell table:style-name="Tableau7.A2" office:value-type="string">
            <text:p text:style-name="P15"><text:span text:style-name="T6">Phone_number</text:span> <text:s text:c="2"/><text:span text:style-name="T3">varchar</text:span></text:p>
          </table:table-cell>
        </table:table-row>
        <table:table-row table:style-name="TableLine1439605820528">
          <table:table-cell table:style-name="Tableau7.A2" office:value-type="string">
            <text:p text:style-name="P15"><text:span text:style-name="T6">Siret </text:span><text:s text:c="19"/><text:span text:style-name="T3">varchar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23cm" fo:margin-bottom="0.06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23T17:31:32.773000000</dc:date>
    <meta:editing-duration>PT2H13M29S</meta:editing-duration>
    <meta:editing-cycles>5</meta:editing-cycles>
    <meta:generator>LibreOffice/7.1.4.2$Windows_X86_64 LibreOffice_project/a529a4fab45b75fefc5b6226684193eb000654f6</meta:generator>
    <meta:document-statistic meta:table-count="5" meta:image-count="0" meta:object-count="0" meta:page-count="1" meta:paragraph-count="32" meta:word-count="92" meta:character-count="928" meta:non-whitespace-character-count="516"/>
  </office:meta>
</office:document-meta>
</file>